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officeooo:rsid="001a4213"/>
    </style:style>
    <style:style style:name="T2" style:family="text">
      <style:text-properties officeooo:rsid="001aba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ylan Spence</text:span></text:span><text:line-break/><text:line-break/><text:span text:style-name="T1">29 Sutton Drive</text:span><text:line-break/><text:line-break/><text:span text:style-name="T1">Cohoes, NY, 12047</text:span><text:line-break/><text:line-break/><text:span text:style-name="T1">dylanspence705607@gmail.com</text:span><text:line-break/><text:line-break/><text:span text:style-name="T1">321-292-4540</text:span></text:p>
      <text:p text:style-name="P1">Dear Hiring Team,</text:p>
      <text:p text:style-name="P1">From a young age, I’ve been fascinated by how technology works—disassembling electronics to uncover their secrets. That curiosity drove me to pursue a degree in Computer Science, where I’ve honed my skills in crafting efficient, impactful software solutions. I’m excited to bring my technical expertise and problem-solving mindset to contribute to <text:span text:style-name="T2">your companies</text:span> innovative projects.</text:p>
      <text:p text:style-name="P1">My internships have allowed me to apply classroom knowledge to real-world challenges. At MKS, I enhanced .NET DLL libraries for RF generators and automated processes with Jenkins and JavaScript. At Precision Optical Technologies, I developed embedded C applications, Django-based analytics tools, and Python APIs, while leveraging Docker for streamlined workflows. Earlier, I built a mobile app with Flutter and Firebase, meeting client needs with clean, modern code. These experiences sharpened my ability to adapt, optimize, and deliver results in dynamic environments.</text:p>
      <text:p text:style-name="P1">I’m passionate about writing efficient code and thrive on tackling complex problems. Outside of work, I manage a homelab focused on privacy-driven solutions, reflecting my commitment to thoughtful innovation. Thank you for considering my application—I look forward to the possibility of contributing to your team.</text:p>
      <text:p text:style-name="P1">Sincerely,<text:line-break/><text:line-break/><text:span text:style-name="T1">Dyla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6:08:45.872000000</meta:creation-date>
    <dc:date>2025-04-01T16:12:28.914000000</dc:date>
    <meta:editing-duration>PT3M44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6" meta:word-count="198" meta:character-count="1392" meta:non-whitespace-character-count="1197"/>
  </office:meta>
</office:document-meta>
</file>